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8d7a4f" fo:background-color="#ffff00"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rsid="001f54ab" officeooo:paragraph-rsid="0092bcce" fo:background-color="#ffff00"/>
    </style:style>
    <style:style style:name="P6" style:family="paragraph" style:parent-style-name="Absatz_20__28_folgende_29_">
      <style:text-properties officeooo:paragraph-rsid="0024817d"/>
    </style:style>
    <style:style style:name="P7" style:family="paragraph" style:parent-style-name="Absatz_20__28_folgende_29_">
      <style:text-properties officeooo:rsid="001f54ab"/>
    </style:style>
    <style:style style:name="P8" style:family="paragraph" style:parent-style-name="Absatz_20__28_folgende_29_">
      <style:text-properties officeooo:rsid="001f54ab" officeooo:paragraph-rsid="001f54ab"/>
    </style:style>
    <style:style style:name="P9" style:family="paragraph" style:parent-style-name="Absatz_20__28_folgende_29_">
      <style:text-properties officeooo:rsid="001f54ab" officeooo:paragraph-rsid="006d5fee"/>
    </style:style>
    <style:style style:name="P10" style:family="paragraph" style:parent-style-name="Absatz_20__28_folgende_29_">
      <style:text-properties officeooo:rsid="001f54ab" officeooo:paragraph-rsid="0072e8f1"/>
    </style:style>
    <style:style style:name="P11" style:family="paragraph" style:parent-style-name="Absatz_20__28_folgende_29_">
      <style:text-properties officeooo:rsid="001f54ab" officeooo:paragraph-rsid="0074ac4b"/>
    </style:style>
    <style:style style:name="P12" style:family="paragraph" style:parent-style-name="Absatz_20__28_folgende_29_">
      <style:text-properties officeooo:rsid="001f54ab" officeooo:paragraph-rsid="0098580e"/>
    </style:style>
    <style:style style:name="P13" style:family="paragraph" style:parent-style-name="Absatz_20__28_folgende_29_">
      <style:text-properties officeooo:rsid="0074f9bc" officeooo:paragraph-rsid="0074ac4b"/>
    </style:style>
    <style:style style:name="P14" style:family="paragraph" style:parent-style-name="Absatz_20__28_folgende_29_">
      <style:text-properties officeooo:paragraph-rsid="0091e8c0"/>
    </style:style>
    <style:style style:name="P15" style:family="paragraph" style:parent-style-name="Absatz_20__28_folgende_29_">
      <style:text-properties officeooo:rsid="0091e8c0" officeooo:paragraph-rsid="00643251"/>
    </style:style>
    <style:style style:name="P16"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7" style:family="paragraph" style:parent-style-name="Absatz_20__28_folgende_29_">
      <style:paragraph-properties fo:margin-left="0cm" fo:margin-right="8.999cm" fo:text-indent="0cm" style:auto-text-indent="false"/>
      <style:text-properties officeooo:rsid="00371882"/>
    </style:style>
    <style:style style:name="P18" style:family="paragraph" style:parent-style-name="Absatz_20__28_folgende_29_">
      <style:paragraph-properties fo:margin-left="0cm" fo:margin-right="8.999cm" fo:text-indent="0cm" style:auto-text-indent="false"/>
      <style:text-properties officeooo:rsid="00371882" officeooo:paragraph-rsid="00371882"/>
    </style:style>
    <style:style style:name="P19" style:family="paragraph" style:parent-style-name="Absatz_20__28_folgende_29_">
      <style:paragraph-properties fo:margin-left="0cm" fo:margin-right="8.999cm" fo:text-indent="0cm" style:auto-text-indent="false"/>
      <style:text-properties officeooo:rsid="001f54ab" officeooo:paragraph-rsid="001f54ab"/>
    </style:style>
    <style:style style:name="P20" style:family="paragraph" style:parent-style-name="Absatz_20__28_folgende_29_">
      <style:paragraph-properties fo:margin-left="0cm" fo:margin-right="8.999cm" fo:text-indent="0cm" style:auto-text-indent="false"/>
      <style:text-properties officeooo:rsid="001f54ab" officeooo:paragraph-rsid="006d5fee"/>
    </style:style>
    <style:style style:name="P21" style:family="paragraph" style:parent-style-name="Absatz_20__28_folgende_29_">
      <style:paragraph-properties fo:margin-left="0cm" fo:margin-right="8.999cm" fo:text-indent="0cm" style:auto-text-indent="false"/>
      <style:text-properties officeooo:rsid="001f54ab" officeooo:paragraph-rsid="0072e8f1"/>
    </style:style>
    <style:style style:name="P22" style:family="paragraph" style:parent-style-name="Absatz_20__28_folgende_29_">
      <style:paragraph-properties fo:margin-left="0cm" fo:margin-right="8.999cm" fo:text-indent="0cm" style:auto-text-indent="false"/>
      <style:text-properties officeooo:rsid="001f54ab" officeooo:paragraph-rsid="009a06cf"/>
    </style:style>
    <style:style style:name="P23" style:family="paragraph" style:parent-style-name="Absatz_20__28_folgende_29_">
      <style:paragraph-properties fo:margin-left="0cm" fo:margin-right="8.999cm" fo:text-indent="0cm" style:auto-text-indent="false"/>
      <style:text-properties officeooo:rsid="001f54ab" officeooo:paragraph-rsid="009d1ca4"/>
    </style:style>
    <style:style style:name="P24" style:family="paragraph" style:parent-style-name="Absatz_20__28_folgende_29_">
      <style:paragraph-properties fo:margin-left="0cm" fo:margin-right="8.999cm" fo:text-indent="0cm" style:auto-text-indent="false"/>
      <style:text-properties officeooo:paragraph-rsid="004fad0a"/>
    </style:style>
    <style:style style:name="P25"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26"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27" style:family="paragraph" style:parent-style-name="Absatz_20__28_folgende_29_">
      <style:paragraph-properties fo:margin-left="0cm" fo:margin-right="8.999cm" fo:text-indent="0cm" style:auto-text-indent="false"/>
      <style:text-properties officeooo:rsid="0074f9bc" officeooo:paragraph-rsid="0074ac4b"/>
    </style:style>
    <style:style style:name="P28" style:family="paragraph" style:parent-style-name="Absatz_20__28_folgende_29_">
      <style:paragraph-properties fo:margin-left="0cm" fo:margin-right="8.999cm" fo:text-indent="0cm" style:auto-text-indent="false"/>
      <style:text-properties officeooo:paragraph-rsid="0091e8c0"/>
    </style:style>
    <style:style style:name="P29" style:family="paragraph" style:parent-style-name="Absatz_20__28_folgende_29_">
      <style:paragraph-properties fo:margin-left="0cm" fo:margin-right="8.999cm" fo:text-indent="0cm" style:auto-text-indent="false"/>
      <style:text-properties officeooo:rsid="0091e8c0" officeooo:paragraph-rsid="0091e8c0"/>
    </style:style>
    <style:style style:name="P30" style:family="paragraph" style:parent-style-name="Sektion">
      <style:paragraph-properties fo:margin-left="0cm" fo:margin-right="8.999cm" fo:text-indent="0cm" style:auto-text-indent="false"/>
      <style:text-properties officeooo:rsid="001f54ab" officeooo:paragraph-rsid="001f54ab"/>
    </style:style>
    <style:style style:name="P31" style:family="paragraph" style:parent-style-name="Sektion">
      <style:paragraph-properties fo:margin-left="0cm" fo:margin-right="8.999cm" fo:text-indent="0cm" style:auto-text-indent="false"/>
      <style:text-properties officeooo:paragraph-rsid="001f54ab"/>
    </style:style>
    <style:style style:name="P32" style:family="paragraph" style:parent-style-name="Sektion">
      <style:paragraph-properties fo:margin-left="0cm" fo:margin-right="8.999cm" fo:text-indent="0cm" style:auto-text-indent="false"/>
      <style:text-properties officeooo:rsid="0078e63d" officeooo:paragraph-rsid="0078e63d"/>
    </style:style>
    <style:style style:name="P33" style:family="paragraph" style:parent-style-name="Sektion">
      <style:paragraph-properties fo:margin-left="0cm" fo:margin-right="8.999cm" fo:text-indent="0cm" style:auto-text-indent="false"/>
      <style:text-properties officeooo:rsid="0091e8c0" officeooo:paragraph-rsid="0091e8c0"/>
    </style:style>
    <style:style style:name="P34"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35" style:family="paragraph" style:parent-style-name="Standard">
      <style:text-properties officeooo:paragraph-rsid="00339670"/>
    </style:style>
    <style:style style:name="P36" style:family="paragraph" style:parent-style-name="Standard">
      <style:text-properties officeooo:rsid="001f54ab" officeooo:paragraph-rsid="00379ee4"/>
    </style:style>
    <style:style style:name="P37" style:family="paragraph" style:parent-style-name="Standard">
      <style:text-properties officeooo:rsid="001f54ab" officeooo:paragraph-rsid="0072e8f1"/>
    </style:style>
    <style:style style:name="P38" style:family="paragraph" style:parent-style-name="Standard">
      <style:text-properties officeooo:rsid="001f54ab" officeooo:paragraph-rsid="008e658a"/>
    </style:style>
    <style:style style:name="P39" style:family="paragraph" style:parent-style-name="Standard">
      <style:text-properties officeooo:rsid="001f54ab" officeooo:paragraph-rsid="0098580e"/>
    </style:style>
    <style:style style:name="P40" style:family="paragraph" style:parent-style-name="Standard">
      <style:text-properties officeooo:rsid="00339670" officeooo:paragraph-rsid="00339670"/>
    </style:style>
    <style:style style:name="P41" style:family="paragraph" style:parent-style-name="Standard">
      <style:text-properties officeooo:rsid="00339670" officeooo:paragraph-rsid="003e3ebf"/>
    </style:style>
    <style:style style:name="P42" style:family="paragraph" style:parent-style-name="Standard">
      <style:text-properties officeooo:paragraph-rsid="003fbc89"/>
    </style:style>
    <style:style style:name="P43" style:family="paragraph" style:parent-style-name="Standard">
      <style:text-properties style:font-name="Times New Roman" fo:font-size="10pt" fo:language="de" fo:country="DE" officeooo:rsid="001f54ab" fo:background-color="#ffff00" style:font-size-asian="10.5pt"/>
    </style:style>
    <style:style style:name="P44" style:family="paragraph" style:parent-style-name="Standard">
      <style:text-properties style:font-name="Times New Roman" fo:font-size="10pt" fo:language="de" fo:country="DE" officeooo:rsid="001f54ab" officeooo:paragraph-rsid="004229af" fo:background-color="#ffff00" style:font-size-asian="10.5pt"/>
    </style:style>
    <style:style style:name="P45" style:family="paragraph" style:parent-style-name="Standard">
      <style:text-properties fo:color="#000000" style:font-name="Times New Roman" fo:font-size="10pt" fo:language="de" fo:country="DE" officeooo:rsid="001f54ab" fo:background-color="#ffff00" style:font-size-asian="10.5pt"/>
    </style:style>
    <style:style style:name="P46"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47" style:family="paragraph" style:parent-style-name="Standard">
      <style:text-properties officeooo:paragraph-rsid="0045c5d0"/>
    </style:style>
    <style:style style:name="P48" style:family="paragraph" style:parent-style-name="Standard">
      <style:text-properties fo:background-color="transparent"/>
    </style:style>
    <style:style style:name="P49" style:family="paragraph" style:parent-style-name="Standard">
      <style:text-properties officeooo:paragraph-rsid="0072e8f1"/>
    </style:style>
    <style:style style:name="P50" style:family="paragraph" style:parent-style-name="Standard">
      <style:text-properties officeooo:rsid="003fbc89" officeooo:paragraph-rsid="003fbc89"/>
    </style:style>
    <style:style style:name="P51" style:family="paragraph" style:parent-style-name="Standard">
      <style:text-properties officeooo:rsid="0041883e" officeooo:paragraph-rsid="0041883e"/>
    </style:style>
    <style:style style:name="P52" style:family="paragraph" style:parent-style-name="Standard">
      <style:text-properties officeooo:rsid="004229af" officeooo:paragraph-rsid="004229af"/>
    </style:style>
    <style:style style:name="P53" style:family="paragraph" style:parent-style-name="Standard">
      <style:text-properties officeooo:paragraph-rsid="008e658a"/>
    </style:style>
    <style:style style:name="P54" style:family="paragraph" style:parent-style-name="Standard">
      <style:text-properties officeooo:paragraph-rsid="0098580e"/>
    </style:style>
    <style:style style:name="P55" style:family="paragraph" style:parent-style-name="Standard">
      <style:text-properties officeooo:rsid="0090dd18"/>
    </style:style>
    <style:style style:name="P56" style:family="paragraph" style:parent-style-name="Absatz_20__28_erster_29_">
      <style:text-properties officeooo:paragraph-rsid="001f54ab" fo:background-color="#ffff00"/>
    </style:style>
    <style:style style:name="P57" style:family="paragraph" style:parent-style-name="Absatz_20__28_erster_29_">
      <style:text-properties officeooo:rsid="001f54ab" officeooo:paragraph-rsid="001f54ab" fo:background-color="#ffff00"/>
    </style:style>
    <style:style style:name="P58" style:family="paragraph" style:parent-style-name="Absatz_20__28_erster_29_">
      <style:text-properties officeooo:paragraph-rsid="0022d655"/>
    </style:style>
    <style:style style:name="P59" style:family="paragraph" style:parent-style-name="Absatz_20__28_erster_29_">
      <style:text-properties officeooo:paragraph-rsid="00339670"/>
    </style:style>
    <style:style style:name="P60" style:family="paragraph" style:parent-style-name="Absatz_20__28_erster_29_">
      <style:text-properties officeooo:rsid="001f54ab" officeooo:paragraph-rsid="001f54ab"/>
    </style:style>
    <style:style style:name="P61" style:family="paragraph" style:parent-style-name="Absatz_20__28_erster_29_">
      <style:text-properties officeooo:rsid="001f54ab" officeooo:paragraph-rsid="00339670"/>
    </style:style>
    <style:style style:name="P62" style:family="paragraph" style:parent-style-name="Absatz_20__28_erster_29_">
      <style:text-properties officeooo:paragraph-rsid="00480408"/>
    </style:style>
    <style:style style:name="P63" style:family="paragraph" style:parent-style-name="Sektion">
      <style:text-properties officeooo:rsid="001f54ab" officeooo:paragraph-rsid="001f54ab"/>
    </style:style>
    <style:style style:name="P64" style:family="paragraph" style:parent-style-name="Sektion">
      <style:text-properties officeooo:rsid="0024817d" officeooo:paragraph-rsid="0024817d"/>
    </style:style>
    <style:style style:name="P65" style:family="paragraph" style:parent-style-name="Sektion">
      <style:text-properties officeooo:rsid="00405640" officeooo:paragraph-rsid="00405640"/>
    </style:style>
    <style:style style:name="P66" style:family="paragraph" style:parent-style-name="Referenz">
      <style:text-properties style:font-name="Times New Roman" fo:font-size="8pt" fo:language="de" fo:country="DE" officeooo:rsid="00853519" officeooo:paragraph-rsid="00866110" fo:background-color="transparent" style:font-size-asian="10.5pt"/>
    </style:style>
    <style:style style:name="P67" style:family="paragraph" style:parent-style-name="Referenz">
      <style:text-properties style:font-name="Times New Roman" fo:font-size="8pt" fo:language="de" fo:country="DE" officeooo:rsid="00853519" officeooo:paragraph-rsid="00853519" fo:background-color="transparent" style:font-size-asian="10.5pt"/>
    </style:style>
    <style:style style:name="P68" style:family="paragraph" style:parent-style-name="Referenz">
      <style:text-properties style:font-name="Times New Roman" fo:font-size="8pt" fo:language="de" fo:country="DE" officeooo:paragraph-rsid="00853519" fo:background-color="transparent" style:font-size-asian="10.5pt"/>
    </style:style>
    <style:style style:name="P69" style:family="paragraph" style:parent-style-name="Referenz">
      <style:text-properties style:font-name="Times New Roman" fo:font-size="8pt" officeooo:paragraph-rsid="00853519" fo:background-color="transparent" style:font-size-asian="10.5pt"/>
    </style:style>
    <style:style style:name="P70" style:family="paragraph" style:parent-style-name="Referenz">
      <style:text-properties officeooo:paragraph-rsid="00866110"/>
    </style:style>
    <style:style style:name="P71" style:family="paragraph" style:parent-style-name="Abstract">
      <style:text-properties officeooo:paragraph-rsid="00898119"/>
    </style:style>
    <style:style style:name="P72" style:family="paragraph" style:parent-style-name="Standard">
      <style:text-properties officeooo:paragraph-rsid="009e9527"/>
    </style:style>
    <style:style style:name="P73" style:family="paragraph" style:parent-style-name="Standard">
      <style:text-properties officeooo:paragraph-rsid="00a135eb"/>
    </style:style>
    <style:style style:name="P74" style:family="paragraph" style:parent-style-name="Standard">
      <style:paragraph-properties fo:margin-left="0cm" fo:margin-right="8.999cm" fo:text-indent="0cm" style:auto-text-indent="false"/>
      <style:text-properties officeooo:rsid="009a06cf" officeooo:paragraph-rsid="00a399d9"/>
    </style:style>
    <style:style style:name="P75"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a399d9" fo:background-color="#ffff00" style:font-size-asian="10.5pt"/>
    </style:style>
    <style:style style:name="P76" style:family="paragraph" style:parent-style-name="Absatz_20__28_folgende_29_">
      <style:paragraph-properties fo:margin-left="0cm" fo:margin-right="8.999cm" fo:text-indent="0cm" style:auto-text-indent="false"/>
      <style:text-properties officeooo:rsid="009d1ca4" officeooo:paragraph-rsid="0076edf2"/>
    </style:style>
    <style:style style:name="P77"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78"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a135eb" style:font-name-asian="Times-Roman" style:font-size-asian="10pt" style:font-name-complex="Times-Roman" style:font-size-complex="10pt"/>
    </style:style>
    <style:style style:name="P79" style:family="paragraph" style:parent-style-name="Absatz_20__28_folgende_29_">
      <style:paragraph-properties fo:margin-left="0cm" fo:margin-right="8.999cm" fo:text-indent="0cm" style:auto-text-indent="false"/>
      <style:text-properties officeooo:rsid="001f54ab" officeooo:paragraph-rsid="001f54ab"/>
    </style:style>
    <style:style style:name="P80" style:family="paragraph" style:parent-style-name="Absatz_20__28_folgende_29_">
      <style:paragraph-properties fo:margin-left="0cm" fo:margin-right="8.999cm" fo:text-indent="0cm" style:auto-text-indent="false"/>
      <style:text-properties officeooo:rsid="001f54ab" officeooo:paragraph-rsid="00a399d9"/>
    </style:style>
    <style:style style:name="P81" style:family="paragraph" style:parent-style-name="Absatz_20__28_folgende_29_">
      <style:paragraph-properties fo:margin-left="0cm" fo:margin-right="8.999cm" fo:text-indent="0cm" style:auto-text-indent="false"/>
      <style:text-properties officeooo:paragraph-rsid="00393adc"/>
    </style:style>
    <style:style style:name="P82" style:family="paragraph" style:parent-style-name="Absatz_20__28_folgende_29_">
      <style:text-properties officeooo:rsid="001f54ab" officeooo:paragraph-rsid="00a399d9"/>
    </style:style>
    <style:style style:name="P83" style:family="paragraph" style:parent-style-name="Absatz_20__28_folgende_29_">
      <style:text-properties officeooo:rsid="001f54ab" officeooo:paragraph-rsid="00a58b1f"/>
    </style:style>
    <style:style style:name="P84" style:family="paragraph" style:parent-style-name="Absatz_20__28_folgende_29_">
      <style:text-properties officeooo:paragraph-rsid="00393adc"/>
    </style:style>
    <style:style style:name="P85" style:family="paragraph" style:parent-style-name="Sektion">
      <style:paragraph-properties fo:margin-left="0cm" fo:margin-right="8.999cm" fo:text-indent="0cm" style:auto-text-indent="false"/>
      <style:text-properties officeooo:rsid="001f54ab" officeooo:paragraph-rsid="00a399d9"/>
    </style:style>
    <style:style style:name="P86" style:family="paragraph" style:parent-style-name="Absatz_20__28_erster_29_" style:list-style-name="L1">
      <style:text-properties officeooo:paragraph-rsid="001f54ab"/>
    </style:style>
    <style:style style:name="P87"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88" style:family="paragraph" style:parent-style-name="Absatz_20__28_erster_29_">
      <style:text-properties officeooo:rsid="001f54ab" officeooo:paragraph-rsid="009e75f2"/>
    </style:style>
    <style:style style:name="P89" style:family="paragraph" style:parent-style-name="Title" style:master-page-name="Standard">
      <style:paragraph-properties style:page-number="auto"/>
    </style:style>
    <style:style style:name="T1" style:family="text">
      <style:text-properties style:font-name="Times New Roman" fo:font-size="12pt" fo:language="de" fo:country="DE" officeooo:rsid="00893065" style:font-size-asian="10.5pt"/>
    </style:style>
    <style:style style:name="T2" style:family="text">
      <style:text-properties style:font-name="Times New Roman" fo:font-size="12pt" fo:language="de" fo:country="DE" officeooo:rsid="00898119" style:font-size-asian="10.5pt"/>
    </style:style>
    <style:style style:name="T3" style:family="text">
      <style:text-properties style:font-name="Times New Roman" fo:font-size="12pt" fo:language="de" fo:country="DE" officeooo:rsid="009e75f2" style:font-size-asian="10.5pt"/>
    </style:style>
    <style:style style:name="T4" style:family="text">
      <style:text-properties style:font-name="Times New Roman" fo:font-size="10pt" fo:language="de" fo:country="DE" officeooo:rsid="001f54ab" style:font-size-asian="10.5pt"/>
    </style:style>
    <style:style style:name="T5" style:family="text">
      <style:text-properties style:font-name="Times New Roman" fo:font-size="10pt" fo:language="de" fo:country="DE" officeooo:rsid="002d0074" style:font-size-asian="10.5pt"/>
    </style:style>
    <style:style style:name="T6" style:family="text">
      <style:text-properties style:font-name="Times New Roman" fo:font-size="10pt" fo:language="de" fo:country="DE" officeooo:rsid="002daf3a" style:font-size-asian="10.5pt"/>
    </style:style>
    <style:style style:name="T7" style:family="text">
      <style:text-properties style:font-name="Times New Roman" fo:font-size="10pt" fo:language="de" fo:country="DE" officeooo:rsid="00393adc" style:font-size-asian="10.5pt"/>
    </style:style>
    <style:style style:name="T8" style:family="text">
      <style:text-properties style:font-name="Times New Roman" fo:font-size="10pt" fo:language="de" fo:country="DE" officeooo:rsid="003fbc89" style:font-size-asian="10.5pt"/>
    </style:style>
    <style:style style:name="T9" style:family="text">
      <style:text-properties style:font-name="Times New Roman" fo:font-size="10pt" fo:language="de" fo:country="DE" officeooo:rsid="00405640" style:font-size-asian="10.5pt"/>
    </style:style>
    <style:style style:name="T10" style:family="text">
      <style:text-properties style:font-name="Times New Roman" fo:font-size="10pt" fo:language="de" fo:country="DE" officeooo:rsid="008f84b5" style:font-size-asian="10.5pt"/>
    </style:style>
    <style:style style:name="T11" style:family="text">
      <style:text-properties style:font-name="Times New Roman" fo:font-size="10pt" fo:language="de" fo:country="DE" officeooo:rsid="0092bcce" style:font-size-asian="10.5pt"/>
    </style:style>
    <style:style style:name="T12" style:family="text">
      <style:text-properties style:font-name="Times New Roman" fo:font-size="10pt" fo:language="de" fo:country="DE" officeooo:rsid="00954045" style:font-size-asian="10.5pt"/>
    </style:style>
    <style:style style:name="T13" style:family="text">
      <style:text-properties style:font-name="Times New Roman" fo:font-size="10pt" fo:language="de" fo:country="DE" officeooo:rsid="0096c30c" style:font-size-asian="10.5pt"/>
    </style:style>
    <style:style style:name="T14" style:family="text">
      <style:text-properties style:font-name="Times New Roman" fo:font-size="10pt" fo:language="de" fo:country="DE" officeooo:rsid="009e9527" style:font-size-asian="10.5pt"/>
    </style:style>
    <style:style style:name="T15" style:family="text">
      <style:text-properties style:font-name="Times New Roman" fo:font-size="10pt" fo:language="de" fo:country="DE" officeooo:rsid="00a135eb" style:font-size-asian="10.5pt"/>
    </style:style>
    <style:style style:name="T16" style:family="text">
      <style:text-properties style:font-name="Times New Roman" fo:font-size="10pt" fo:language="de" fo:country="DE" officeooo:rsid="001f54ab" fo:background-color="#ff0000" style:font-size-asian="10.5pt"/>
    </style:style>
    <style:style style:name="T17" style:family="text">
      <style:text-properties style:font-name="Times New Roman" fo:font-size="10pt" fo:language="de" fo:country="DE" officeooo:rsid="003fbc89" fo:background-color="#ff0000" style:font-size-asian="10.5pt"/>
    </style:style>
    <style:style style:name="T18" style:family="text">
      <style:text-properties style:font-name="Times New Roman" fo:font-size="10pt" fo:language="de" fo:country="DE" officeooo:rsid="0041883e" fo:background-color="#ff0000" style:font-size-asian="10.5pt"/>
    </style:style>
    <style:style style:name="T19" style:family="text">
      <style:text-properties style:font-name="Times New Roman" fo:font-size="10pt" fo:language="de" fo:country="DE" officeooo:rsid="00853519" fo:background-color="#ff0000" style:font-size-asian="10.5pt"/>
    </style:style>
    <style:style style:name="T20" style:family="text">
      <style:text-properties style:font-name="Times New Roman" fo:font-size="10pt" fo:language="de" fo:country="DE" officeooo:rsid="00a64ee4" fo:background-color="#ff0000" style:font-size-asian="10.5pt"/>
    </style:style>
    <style:style style:name="T21" style:family="text">
      <style:text-properties style:font-name="Times New Roman" fo:font-size="8pt" fo:language="de" fo:country="DE" officeooo:rsid="00853519" fo:background-color="transparent" style:font-size-asian="10.5pt"/>
    </style:style>
    <style:style style:name="T22" style:family="text">
      <style:text-properties officeooo:rsid="001f54ab"/>
    </style:style>
    <style:style style:name="T23" style:family="text">
      <style:text-properties style:use-window-font-color="true" style:font-name="Times-Roman" fo:font-size="10pt" officeooo:rsid="001f54ab" style:font-name-asian="Times-Roman" style:font-size-asian="10pt" style:font-name-complex="Times-Roman" style:font-size-complex="10pt"/>
    </style:style>
    <style:style style:name="T24"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25" style:family="text">
      <style:text-properties officeooo:rsid="0024817d"/>
    </style:style>
    <style:style style:name="T26" style:family="text">
      <style:text-properties officeooo:rsid="00251f4e"/>
    </style:style>
    <style:style style:name="T27" style:family="text">
      <style:text-properties fo:background-color="#ff0000"/>
    </style:style>
    <style:style style:name="T28" style:family="text">
      <style:text-properties officeooo:rsid="00251f4e" fo:background-color="#ff0000"/>
    </style:style>
    <style:style style:name="T29" style:family="text">
      <style:text-properties officeooo:rsid="0041883e" fo:background-color="#ff0000"/>
    </style:style>
    <style:style style:name="T30" style:family="text">
      <style:text-properties officeooo:rsid="00853519" fo:background-color="#ff0000"/>
    </style:style>
    <style:style style:name="T31" style:family="text">
      <style:text-properties officeooo:rsid="00939894" fo:background-color="#ff0000"/>
    </style:style>
    <style:style style:name="T32" style:family="text">
      <style:text-properties officeooo:rsid="009fe008" fo:background-color="#ff0000"/>
    </style:style>
    <style:style style:name="T33" style:family="text">
      <style:text-properties officeooo:rsid="00a64ee4" fo:background-color="#ff0000"/>
    </style:style>
    <style:style style:name="T34" style:family="text">
      <style:text-properties officeooo:rsid="0026d383"/>
    </style:style>
    <style:style style:name="T35" style:family="text">
      <style:text-properties officeooo:rsid="00298b1b" fo:background-color="transparent"/>
    </style:style>
    <style:style style:name="T36" style:family="text">
      <style:text-properties officeooo:rsid="00522c55" fo:background-color="transparent"/>
    </style:style>
    <style:style style:name="T37" style:family="text">
      <style:text-properties officeooo:rsid="00251f4e" fo:background-color="transparent"/>
    </style:style>
    <style:style style:name="T38" style:family="text">
      <style:text-properties officeooo:rsid="008f84b5" fo:background-color="transparent"/>
    </style:style>
    <style:style style:name="T39" style:family="text">
      <style:text-properties officeooo:rsid="00954045" fo:background-color="transparent"/>
    </style:style>
    <style:style style:name="T40" style:family="text">
      <style:text-properties officeooo:rsid="001f54ab" fo:background-color="transparent"/>
    </style:style>
    <style:style style:name="T41" style:family="text">
      <style:text-properties officeooo:rsid="0096c30c" fo:background-color="transparent"/>
    </style:style>
    <style:style style:name="T42" style:family="text">
      <style:text-properties officeooo:rsid="00a135eb" fo:background-color="transparent"/>
    </style:style>
    <style:style style:name="T43" style:family="text">
      <style:text-properties officeooo:rsid="0030bcf2"/>
    </style:style>
    <style:style style:name="T44" style:family="text">
      <style:text-properties officeooo:rsid="00339670"/>
    </style:style>
    <style:style style:name="T45" style:family="text">
      <style:text-properties officeooo:rsid="0034764e" fo:background-color="#ff3333"/>
    </style:style>
    <style:style style:name="T46" style:family="text">
      <style:text-properties officeooo:rsid="009fe008" fo:background-color="#ff3333"/>
    </style:style>
    <style:style style:name="T47" style:family="text">
      <style:text-properties officeooo:rsid="00371882"/>
    </style:style>
    <style:style style:name="T48"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9"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50"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51" style:family="text">
      <style:text-properties fo:font-variant="normal" fo:text-transform="none" fo:color="#000000" style:font-name="Times New Roman" fo:font-size="10pt" fo:letter-spacing="normal" fo:language="de" fo:country="DE" fo:font-style="normal" fo:font-weight="normal" officeooo:rsid="0092bcce" style:font-size-asian="10.5pt"/>
    </style:style>
    <style:style style:name="T52" style:family="text">
      <style:text-properties fo:font-variant="normal" fo:text-transform="none" fo:color="#000000" style:font-name="Times New Roman" fo:font-size="10pt" fo:letter-spacing="normal" fo:language="de" fo:country="DE" fo:font-style="normal" fo:font-weight="normal" officeooo:rsid="00a135eb" style:font-size-asian="10.5pt"/>
    </style:style>
    <style:style style:name="T53"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54" style:family="text">
      <style:text-properties officeooo:rsid="00379ee4"/>
    </style:style>
    <style:style style:name="T55" style:family="text">
      <style:text-properties officeooo:rsid="003aa2f4"/>
    </style:style>
    <style:style style:name="T56" style:family="text">
      <style:text-properties officeooo:rsid="003e3ebf"/>
    </style:style>
    <style:style style:name="T57" style:family="text">
      <style:text-properties fo:color="#000000"/>
    </style:style>
    <style:style style:name="T58" style:family="text">
      <style:text-properties officeooo:rsid="00405640"/>
    </style:style>
    <style:style style:name="T59" style:family="text">
      <style:text-properties officeooo:rsid="0041883e"/>
    </style:style>
    <style:style style:name="T60" style:family="text">
      <style:text-properties officeooo:rsid="004229af"/>
    </style:style>
    <style:style style:name="T61" style:family="text">
      <style:text-properties fo:color="#0000ff"/>
    </style:style>
    <style:style style:name="T62" style:family="text">
      <style:text-properties fo:color="#2b91af"/>
    </style:style>
    <style:style style:name="T63" style:family="text">
      <style:text-properties fo:color="#a31515"/>
    </style:style>
    <style:style style:name="T64" style:family="text">
      <style:text-properties officeooo:rsid="00480408"/>
    </style:style>
    <style:style style:name="T65" style:family="text">
      <style:text-properties fo:font-style="italic" officeooo:rsid="001f54ab" style:font-style-asian="italic" style:font-style-complex="italic"/>
    </style:style>
    <style:style style:name="T66" style:family="text">
      <style:text-properties officeooo:rsid="005839ce"/>
    </style:style>
    <style:style style:name="T67" style:family="text">
      <style:text-properties officeooo:rsid="005caa62"/>
    </style:style>
    <style:style style:name="T68" style:family="text">
      <style:text-properties officeooo:rsid="00689757"/>
    </style:style>
    <style:style style:name="T69" style:family="text">
      <style:text-properties officeooo:rsid="006b8ab1"/>
    </style:style>
    <style:style style:name="T70" style:family="text">
      <style:text-properties officeooo:rsid="0072e8f1"/>
    </style:style>
    <style:style style:name="T71" style:family="text">
      <style:text-properties officeooo:rsid="00765e3d"/>
    </style:style>
    <style:style style:name="T72" style:family="text">
      <style:text-properties officeooo:rsid="0078f7ce"/>
    </style:style>
    <style:style style:name="T73" style:family="text">
      <style:text-properties officeooo:rsid="00853519"/>
    </style:style>
    <style:style style:name="T74" style:family="text">
      <style:text-properties fo:language="de" fo:country="DE" officeooo:rsid="00853519"/>
    </style:style>
    <style:style style:name="T75" style:family="text">
      <style:text-properties fo:language="de" fo:country="DE" officeooo:rsid="00a64ee4"/>
    </style:style>
    <style:style style:name="T76" style:family="text">
      <style:text-properties officeooo:rsid="00898119"/>
    </style:style>
    <style:style style:name="T77" style:family="text">
      <style:text-properties officeooo:rsid="008b1bff"/>
    </style:style>
    <style:style style:name="T78" style:family="text">
      <style:text-properties officeooo:rsid="008cfd9a"/>
    </style:style>
    <style:style style:name="T79" style:family="text">
      <style:text-properties officeooo:rsid="008d7a4f"/>
    </style:style>
    <style:style style:name="T80" style:family="text">
      <style:text-properties officeooo:rsid="008e658a"/>
    </style:style>
    <style:style style:name="T81" style:family="text">
      <style:text-properties officeooo:rsid="008f84b5"/>
    </style:style>
    <style:style style:name="T82" style:family="text">
      <style:text-properties officeooo:rsid="0090dd18"/>
    </style:style>
    <style:style style:name="T83" style:family="text">
      <style:text-properties officeooo:rsid="0091e8c0"/>
    </style:style>
    <style:style style:name="T84" style:family="text">
      <style:text-properties officeooo:rsid="0092bcce"/>
    </style:style>
    <style:style style:name="T85" style:family="text">
      <style:text-properties officeooo:rsid="00939894"/>
    </style:style>
    <style:style style:name="T86" style:family="text">
      <style:text-properties officeooo:rsid="00954045"/>
    </style:style>
    <style:style style:name="T87" style:family="text">
      <style:text-properties officeooo:rsid="0096c30c"/>
    </style:style>
    <style:style style:name="T88" style:family="text">
      <style:text-properties officeooo:rsid="0098580e"/>
    </style:style>
    <style:style style:name="T89" style:family="text">
      <style:text-properties officeooo:rsid="009a06cf"/>
    </style:style>
    <style:style style:name="T90" style:family="text">
      <style:text-properties officeooo:rsid="009ace91"/>
    </style:style>
    <style:style style:name="T91" style:family="text">
      <style:text-properties officeooo:rsid="009b7250"/>
    </style:style>
    <style:style style:name="T92" style:family="text">
      <style:text-properties officeooo:rsid="009d1ca4"/>
    </style:style>
    <style:style style:name="T93" style:family="text">
      <style:text-properties officeooo:rsid="009e75f2"/>
    </style:style>
    <style:style style:name="T94" style:family="text">
      <style:text-properties officeooo:rsid="009e79e1"/>
    </style:style>
    <style:style style:name="T95" style:family="text">
      <style:text-properties officeooo:rsid="009e9527"/>
    </style:style>
    <style:style style:name="T96" style:family="text">
      <style:text-properties officeooo:rsid="009fe008"/>
    </style:style>
    <style:style style:name="T97" style:family="text">
      <style:text-properties officeooo:rsid="00a135eb"/>
    </style:style>
    <style:style style:name="T98" style:family="text">
      <style:text-properties officeooo:rsid="00a23810"/>
    </style:style>
    <style:style style:name="T99" style:family="text">
      <style:text-properties officeooo:rsid="00a399d9"/>
    </style:style>
    <style:style style:name="T100" style:family="text">
      <style:text-properties officeooo:rsid="00a4fd0c"/>
    </style:style>
    <style:style style:name="T101" style:family="text">
      <style:text-properties officeooo:rsid="00a58b1f"/>
    </style:style>
    <style:style style:name="T102" style:family="text">
      <style:text-properties officeooo:rsid="00a64ee4"/>
    </style:style>
    <style:style style:name="T103"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89"><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71"><text:span text:style-name="T1">Was passiert wenn man der C# 'dynamic' Schlüsselwort verwendet? Manche sagen dass die Hölle ausbrechen. </text:span><text:span text:style-name="T3">A</text:span><text:span text:style-name="T1">nderen dass Gott ein Kätzchen jedes mal töten wird... und wir sprechen von echt süße Kätzchen. Seitdem es in der .NET 4.0 in 2010 eingeführt würde </text:span><text:span text:style-name="T2">habe ich mich bemüht kein</text:span><text:span text:style-name="T3">e </text:span><text:span text:style-name="T2">'dynamics' zu verwenden </text:span><text:span text:style-name="T3">(</text:span><text:span text:style-name="T2">um die Kätzchen zu retten </text:span><text:span text:style-name="T3">natürlich)</text:span><text:span text:style-name="T2"> bis letztes Jahr. Wenn Kätzchen wirklich im Gefahr sind </text:span><text:span text:style-name="T3">wenn man dynamics verwendet, </text:span><text:span text:style-name="T2">werde ich bald Ärger mit Tierrechtsorganisationen bekommen.</text:span></text:p>
      <text:p text:style-name="P63">Dynamics?</text:p>
      <text:p text:style-name="P7"><text:span text:style-name="T76">Rudern wir kurz zurück für Diejenige die es verpasst haben. </text:span>C# <text:span text:style-name="T76">sollte eine Statisch-Typisiert Sprache</text:span>, <text:span text:style-name="T76">was ist denn dieses '</text:span>dynamic<text:span text:style-name="T76">' wovon </text:span><text:span text:style-name="T93">wir</text:span><text:span text:style-name="T76"> spreche</text:span><text:span text:style-name="T93">n</text:span><text:span text:style-name="T76">?</text:span></text:p>
      <text:p text:style-name="P60"/>
      <text:p text:style-name="P88"><text:span text:style-name="T93">Es stimmt, </text:span>C# is<text:span text:style-name="T76">t eine Statisch-Typisiert Sprache. Die Sprache drückt T</text:span>yp<text:span text:style-name="T76">-Beschränkungen aus die am </text:span><text:span text:style-name="T93">Compile-Zeit</text:span><text:span text:style-name="T76"> verifiziert und validiert werden können. Folgendes </text:span><text:span text:style-name="T93">C</text:span><text:span text:style-name="T76">ode kompiliert zum Beispiel nicht</text:span>:</text:p>
      <text:p text:style-name="P60"/>
      <text:p text:style-name="P57"><text:bookmark-start text:name="__DdeLink__2404_878233307"/>string lang<text:span text:style-name="T76">uage</text:span> = "C#";</text:p>
      <text:p text:style-name="P57">lang<text:span text:style-name="T76">uage</text:span>++;<text:bookmark-end text:name="__DdeLink__2404_878233307"/></text:p>
      <text:p text:style-name="P60"/>
      <text:p text:style-name="P58"><text:span text:style-name="T76">Es ist klar, der Compiler </text:span><text:span text:style-name="T77">merkt dass das </text:span><text:span text:style-name="T22">"++" </text:span><text:span text:style-name="T77">O</text:span><text:span text:style-name="T22">perator </text:span><text:span text:style-name="T77">nicht auf 'string' </text:span><text:span text:style-name="T78">Operand</text:span><text:span text:style-name="T77"> appliziert werden kann und wirft ein Fehler zurück</text:span><text:span text:style-name="T22">. </text:span><text:span text:style-name="T77">Ebenso</text:span><text:span text:style-name="T22">, </text:span><text:span text:style-name="T77">sofern kein '</text:span><text:span text:style-name="T55">ToUppper</text:span><text:span text:style-name="T77">' Methode definiert wird, kompiliert</text:span><text:span text:style-name="T22"> </text:span><text:span text:style-name="T77">Folgendes nicht besser</text:span><text:span text:style-name="T22">:</text:span></text:p>
      <text:p text:style-name="P60"/>
      <text:p text:style-name="P56"><text:bookmark-start text:name="__DdeLink__2406_878233307"/><text:span text:style-name="T22">int </text:span><text:span text:style-name="T77">t</text:span><text:span text:style-name="T44">he</text:span><text:span text:style-name="T22">Answer = 42;</text:span></text:p>
      <text:p text:style-name="P56"><text:span text:style-name="T77">t</text:span><text:span text:style-name="T44">he</text:span><text:span text:style-name="T22">Answer.ToUpper();</text:span><text:bookmark-end text:name="__DdeLink__2406_878233307"/></text:p>
      <text:p text:style-name="P60"/>
      <text:p text:style-name="P59"><text:soft-page-break/><text:span text:style-name="T78">Der Compiler kann da keine Methode-Definition für </text:span><text:span text:style-name="T22">'ToUpper' </text:span><text:span text:style-name="T93">finden </text:span><text:span text:style-name="T78">der ein Argument von Ty</text:span><text:span text:style-name="T22">p 'int' </text:span><text:span text:style-name="T78">braucht</text:span><text:span text:style-name="T22">.</text:span></text:p>
      <text:p text:style-name="P61"/>
      <text:p text:style-name="P59"><text:span text:style-name="T78">Was passiert </text:span><text:span text:style-name="T93">aber </text:span><text:span text:style-name="T78">wenn wir den </text:span><text:span text:style-name="T22">'string' </text:span><text:span text:style-name="T78">u</text:span><text:span text:style-name="T22">nd 'int' </text:span><text:span text:style-name="T78">T</text:span><text:span text:style-name="T22">ype</text:span><text:span text:style-name="T78">n</text:span><text:span text:style-name="T22"> </text:span><text:span text:style-name="T78">mit 'dynamic' tauschen</text:span><text:span text:style-name="T22">. </text:span><text:span text:style-name="T78">Ihr solltet da der Compiler sofort lächeln </text:span><text:span text:style-name="T93">und den Fehlern verschwinden sehen</text:span><text:span text:style-name="T22">. </text:span><text:span text:style-name="T78">In D</text:span><text:span text:style-name="T22">ynami</text:span><text:span text:style-name="T78">sch-Typisierte Sprachen, wird der Typ-Sicherheit am Laufzeit festgestellt</text:span><text:span text:style-name="T22">. </text:span><text:span text:style-name="T94">D</text:span><text:span text:style-name="T78">ie Beispiele hier oben </text:span><text:span text:style-name="T94">kompilieren... </text:span><text:span text:style-name="T78">krachen aber trotzdem wunderba</text:span><text:span text:style-name="T94">r!</text:span></text:p>
      <text:p text:style-name="P64"><text:span text:style-name="T79">Warum hat C# ein </text:span>"dynamic"<text:span text:style-name="T79"> Schlüsselwort denn überhaupt?</text:span></text:p>
      <text:p text:style-name="P6"><text:span text:style-name="T94">Klauen</text:span><text:span text:style-name="T79"> wir ein einfaches Beispiel </text:span><text:span text:style-name="T94">von </text:span><text:span text:style-name="T44">Scott Hanselman </text:span><text:span text:style-name="T27">[</text:span><text:span text:style-name="T30">1</text:span><text:span text:style-name="T27">]</text:span><text:span text:style-name="T25">:</text:span></text:p>
      <text:p text:style-name="P60"/>
      <text:p text:style-name="P1"><text:bookmark-start text:name="__DdeLink__2408_878233307"/>Calculator calc = <text:span text:style-name="T79">new Calculator</text:span>();</text:p>
      <text:p text:style-name="P1">int sum = calc.Add(10, 20);<text:bookmark-end text:name="__DdeLink__2408_878233307"/></text:p>
      <text:p text:style-name="P8"/>
      <text:p text:style-name="P35"><text:span text:style-name="T80">Was würde denn passieren wenn wir </text:span><text:span text:style-name="T22">'object' </text:span><text:span text:style-name="T80">statt 'Calculator' als Variablen-Typ verwenden würden</text:span><text:span text:style-name="T22">? </text:span><text:span text:style-name="T80">Dann weiß der C</text:span><text:span text:style-name="T22">ompiler </text:span><text:span text:style-name="T80">nicht dass eine '</text:span><text:span text:style-name="T22">Add</text:span><text:span text:style-name="T80">' Methode gibt und ein Fehler </text:span><text:span text:style-name="T94">wird </text:span><text:span text:style-name="T80">angezeigt</text:span><text:span text:style-name="T22">. </text:span><text:span text:style-name="T80">Daher, wenn wir mehrere Objekte haben die eine </text:span><text:span text:style-name="T94">'</text:span><text:span text:style-name="T80">Add</text:span><text:span text:style-name="T94">'</text:span><text:span text:style-name="T80"> Methode besi</text:span><text:span text:style-name="T94">t</text:span><text:span text:style-name="T80">zen, definieren wir in der Regeln eine Schnittstelle die diese gemeinsame Fähigkeiten zusammenfasst.</text:span></text:p>
      <text:p text:style-name="P38"/>
      <text:p text:style-name="P53"><text:span text:style-name="T80">Wir können aber ohne Schnittstelle trot</text:span><text:span text:style-name="T94">z</text:span><text:span text:style-name="T80">dem klar kommen. Mit </text:span><text:span text:style-name="T94">H</text:span><text:span text:style-name="T80">ilfe von </text:span><text:span text:style-name="T94">'</text:span><text:span text:style-name="T80">R</text:span><text:span text:style-name="T22">eflection</text:span><text:span text:style-name="T94">'</text:span><text:span text:style-name="T22"> </text:span><text:span text:style-name="T80">können wir an der 'Add' Member am Laufzeit </text:span><text:span text:style-name="T94">trotzdem </text:span><text:span text:style-name="T80">zugreifen. Es </text:span><text:span text:style-name="T94">funktioniert</text:span><text:span text:style-name="T80">, der Syntax ist </text:span><text:span text:style-name="T94">aber </text:span><text:span text:style-name="T80">weniger schön</text:span><text:span text:style-name="T44">:</text:span></text:p>
      <text:p text:style-name="P8"/>
      <text:p text:style-name="P2"><text:bookmark-start text:name="__DdeLink__2410_878233307"/>object calc = <text:span text:style-name="T79">new Calculator</text:span>();</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8"/>
      <text:p text:style-name="P35"><text:span text:style-name="T80">D</text:span><text:span text:style-name="T94">iese</text:span><text:span text:style-name="T22"> </text:span><text:span text:style-name="T94">'</text:span><text:span text:style-name="T22">Add</text:span><text:span text:style-name="T94">'</text:span><text:span text:style-name="T22"> </text:span><text:span text:style-name="T56">Method i</text:span><text:span text:style-name="T22">s</text:span><text:span text:style-name="T80">t</text:span><text:span text:style-name="T22"> </text:span><text:span text:style-name="T80">aber da. Schön wäre wenn wir diese Compile</text:span><text:span text:style-name="T94">-C</text:span><text:span text:style-name="T80">hecks einfach überspringen könnten, dann würde der Programm am Laufzeit korrekt reagieren.</text:span><text:span text:style-name="T22"> </text:span><text:span text:style-name="T80">Das genau erlaubt uns der 'dynamic' Schlüsselwort</text:span><text:span text:style-name="T22">:</text:span></text:p>
      <text:p text:style-name="P8"/>
      <text:p text:style-name="P2">dynamic calc = <text:span text:style-name="T79">new Calculator</text:span>();</text:p>
      <text:p text:style-name="P1">int sum = calc.Add(10, 20);</text:p>
      <text:p text:style-name="P8"/>
      <text:p text:style-name="P41"><text:soft-page-break/><text:span text:style-name="T81">Der Compiler erlaubt alles was nach ein '</text:span>dynamic<text:span text:style-name="T81">' Schlüsselwort </text:span><text:span text:style-name="T94">kommt,</text:span><text:span text:style-name="T81"> solange es sich an der </text:span>C# <text:span text:style-name="T81">S</text:span>yntax <text:span text:style-name="T81">hält</text:span><text:span text:style-name="T56">.</text:span></text:p>
      <text:p text:style-name="P50"/>
      <text:p text:style-name="P72"><text:span text:style-name="T81">Diese Idee, ein Objekt Typ via dessen Methode &amp; Attributen zu definieren anstatt via dessen </text:span><text:span text:style-name="T95">K</text:span><text:span text:style-name="T81">lass</text:span><text:span text:style-name="T95">e </text:span><text:span text:style-name="T81">trägt der Name 'Duck-Typing'. </text:span><text:span text:style-name="T95">Wie </text:span><text:span text:style-name="T8">James Whitcomb Riley </text:span><text:span text:style-name="T14">es</text:span><text:span text:style-name="T8"> </text:span><text:span text:style-name="T10">breschrieben </text:span><text:span text:style-name="T14">hat</text:span><text:span text:style-name="T10">: </text:span><text:span text:style-name="T8">„</text:span><text:span text:style-name="T49">Wenn ich einen Vogel sehe, der wie eine Ente läuft, wie eine Ente schwimmt und wie eine Ente schnattert, dann nenne ich diesen Vogel eine Ente.</text:span><text:span text:style-name="T8">“ </text:span><text:span text:style-name="T17">[</text:span><text:span text:style-name="T19">2</text:span><text:span text:style-name="T17">]</text:span><text:span text:style-name="T8">. </text:span><text:span text:style-name="T9">Duck</text:span><text:span text:style-name="T10">-</text:span><text:span text:style-name="T9">Typing is</text:span><text:span text:style-name="T10">t ein Kern Konzept alle </text:span><text:span text:style-name="T9">Dynamic</text:span><text:span text:style-name="T10">he</text:span><text:span text:style-name="T9">-</text:span><text:span text:style-name="T10">Sprachen. Damit steigt der Sprach-F</text:span><text:span text:style-name="T9">lexibil</text:span><text:span text:style-name="T10">ität dramatisch, sinkt </text:span><text:span text:style-name="T14">aber gleichzeitig </text:span><text:span text:style-name="T10">de</text:span><text:span text:style-name="T14">ssen</text:span><text:span text:style-name="T10"> Fehlerrobustheit</text:span><text:span text:style-name="T9">.</text:span></text:p>
      <text:p text:style-name="P40"/>
      <text:p text:style-name="P42"><text:span text:style-name="T81">Zusätzlich zum </text:span><text:span text:style-name="T95">Verlust</text:span><text:span text:style-name="T81"> der Compile-Time Verifizierung, dynamische Sprachen können nur schwer Methoden &amp; </text:span><text:span text:style-name="T95">Eigenschaften</text:span><text:span text:style-name="T81"> ableiten. Daher können sie kein so mächtige Tools wie </text:span><text:span text:style-name="T22">IntelliSense</text:span><text:span text:style-name="T26"> </text:span><text:span text:style-name="T28">[</text:span><text:span text:style-name="T30">3</text:span><text:span text:style-name="T28">]</text:span><text:span text:style-name="T37"> </text:span><text:span text:style-name="T38">anbieten</text:span><text:span text:style-name="T58">.</text:span><text:span text:style-name="T81"> C# ist da kein Ausnahme, sobald wir 'dynamic' verwenden, ist wird IntelliSence stumm.</text:span></text:p>
      <text:p text:style-name="P65">.<text:span text:style-name="T82">NET </text:span><text:span text:style-name="T95">Dynamische</text:span><text:span text:style-name="T82"> Sprache</text:span><text:span text:style-name="T95">n</text:span></text:p>
      <text:p text:style-name="Absatz_20__28_folgende_29_"><text:span text:style-name="T82">Der eine Szenario in welche dieses dynamisches-verfahren wirklich Sinn macht besteht in Interoperabilität mit Dynamisch-typisierte Sprachen wir Python und Ruby, oder eher dessen .NET Varianten IronPython </text:span><text:span text:style-name="T29">[</text:span><text:span text:style-name="T30">4</text:span><text:span text:style-name="T29">]</text:span><text:span text:style-name="T82"> und IronRuby </text:span><text:span text:style-name="T18">[</text:span><text:span text:style-name="T19">5</text:span><text:span text:style-name="T18">]</text:span><text:span text:style-name="T82">.</text:span><text:span text:style-name="T59"> </text:span><text:span text:style-name="T82">In diese Fälle erlaubt der '</text:span><text:span text:style-name="T59">dynamic</text:span><text:span text:style-name="T82">' Schlüsselwort</text:span><text:span text:style-name="T59"> </text:span><text:span text:style-name="T82">Python oder Ruby S</text:span><text:span text:style-name="T59">cript</text:span><text:span text:style-name="T82">e</text:span><text:span text:style-name="T59"> </text:span><text:span text:style-name="T82">der CLR und der .NET Plateform zu zu </text:span>greiffen<text:span text:style-name="T59">.</text:span></text:p>
      <text:p text:style-name="P51"/>
      <text:p text:style-name="P47"><text:span text:style-name="T82">Hier ist der </text:span><text:span text:style-name="T60">Python </text:span><text:span text:style-name="T82">S</text:span><text:span text:style-name="T60">cript </text:span><text:span text:style-name="T82">dass wir gerne verwenden würden</text:span><text:span text:style-name="T60">:</text:span></text:p>
      <text:p text:style-name="P52"/>
      <text:p text:style-name="P46">def add(a, b):</text:p>
      <text:p text:style-name="P45"><text:s text:c="4"/>"add(a, b) -&gt; returns a + b"</text:p>
      <text:p text:style-name="P45"><text:s text:c="4"/>return a + b</text:p>
      <text:p text:style-name="P52"/>
      <text:p text:style-name="P47"><text:span text:style-name="T82">In C# brauchen wir nur ein Python Runtime bauen, der Script in ein 'dynamic' Objekt laden und schon können wir diese 'add' Methode aufrufen</text:span><text:span text:style-name="T60">:</text:span></text:p>
      <text:p text:style-name="P52"/>
      <text:p text:style-name="P44"><text:span text:style-name="T61">var</text:span><text:span text:style-name="T57"> pythonRuntime = </text:span><text:span text:style-name="T62">Python</text:span><text:span text:style-name="T57">.CreateRuntime();</text:span></text:p>
      <text:p text:style-name="P43"><text:span text:style-name="T61">dynamic</text:span><text:span text:style-name="T57"> pythonScript = <text:tab/>pythonRuntime.UseFile(</text:span><text:span text:style-name="T63">"script.py"</text:span><text:span text:style-name="T57">);</text:span></text:p>
      <text:p text:style-name="P44"><text:span text:style-name="T61">var </text:span><text:span text:style-name="T57">result = pythonScript.add(100, 200)));</text:span></text:p>
      <text:p text:style-name="P52"/>
      <text:p text:style-name="P65"><text:soft-page-break/><text:span text:style-name="T82">Ja, und</text:span>?</text:p>
      <text:p text:style-name="P55">Das alles ist weder neu noch wirklich spannend. Iron-Interoperabilität machen im ernst wenige Projekte, also wo will ich denn hin?</text:p>
      <text:p text:style-name="P55"/>
      <text:p text:style-name="P62"><text:span text:style-name="T82">Benutzer der </text:span><text:span text:style-name="T22">ASP.NET MVC </text:span><text:span text:style-name="T64">Framework</text:span><text:span text:style-name="T22"> </text:span><text:span text:style-name="T45">[</text:span><text:span text:style-name="T46">6</text:span><text:span text:style-name="T45">]</text:span><text:span text:style-name="T22"> </text:span><text:span text:style-name="T82">haben schon mal ein dynamisches Objekt verwendet: <text:s/>der </text:span><text:span text:style-name="T22">'ViewBag'. </text:span><text:span text:style-name="T82">In die letzte Jahre habe ich mehrere Projekte entdeckt wie</text:span><text:span text:style-name="T22"> </text:span><text:span text:style-name="T26">NancyFx </text:span><text:span text:style-name="T28">[</text:span><text:span text:style-name="T32">7</text:span><text:span text:style-name="T28">]</text:span><text:span text:style-name="T26">, </text:span><text:span text:style-name="T22">Simple.Data</text:span><text:span text:style-name="T26"> </text:span><text:span text:style-name="T28">[</text:span><text:span text:style-name="T32">8</text:span><text:span text:style-name="T28">]</text:span><text:span text:style-name="T22"> o</text:span><text:span text:style-name="T82">der</text:span><text:span text:style-name="T22"> Oak</text:span><text:span text:style-name="T26"> </text:span><text:span text:style-name="T28">[</text:span><text:span text:style-name="T32">9</text:span><text:span text:style-name="T28">]</text:span><text:span text:style-name="T22"> </text:span><text:span text:style-name="T82">die diese dynamische </text:span><text:span text:style-name="T96">Konstrukte</text:span><text:span text:style-name="T82"> verwenden </text:span><text:span text:style-name="T22">(</text:span><text:span text:style-name="T96">Arme</text:span><text:span text:style-name="T82"> Kätzchen</text:span><text:span text:style-name="T22">). </text:span><text:span text:style-name="T82">Es schaut also so aus als ob es ein paar Szenarien gäbe in welche diese </text:span><text:span text:style-name="T96">Dreckige-Dynamics</text:span><text:span text:style-name="T82"> schon interessant wären.</text:span></text:p>
      <text:p text:style-name="P33">APIs</text:p>
      <text:p text:style-name="P15">Bevor wir weiter <text:span text:style-name="T96">gehen </text:span>würde ich gerne kurz über API reden. Ein Massives Nachteil der 'dynamic' ist das <text:span text:style-name="T96">Beschränkung der </text:span>Entdeckbarkeit. IntelliSense <text:span text:style-name="T96">ist ein sehr gutes Tool ohne welche wir </text:span>die APIs <text:span text:style-name="T96">von Anfang an </text:span>sehr gut kennen <text:span text:style-name="T96">müssen</text:span>.</text:p>
      <text:p text:style-name="P29"/>
      <text:p text:style-name="P28"><text:span text:style-name="T83">Ein A</text:span><text:span text:style-name="T43">PI </text:span><text:span text:style-name="T83">zu basteln bedeutet sich viele Gedanken zu machen über was die Benutzer wirklich damit machen wollen. Zusätzlich ein Problem zu lösen, sollte eine Tolle API einfach zu bedienen sein, und das Leben dessen Benutzer erleichtern. Objekt orientiert oder Funktional, mit oder ohne Schnittstellen, anhand von JSON, XML oder sonst was... so viele Fragen dass man berücksichtigen soll ; und Dynamische-Konzepte sind selten in dieses Gedankenprozess </text:span><text:span text:style-name="T96">dabei</text:span><text:span text:style-name="T83">.</text:span></text:p>
      <text:p text:style-name="P63">DynamicObject</text:p>
      <text:p text:style-name="P14"><text:span text:style-name="T83">Das </text:span><text:span text:style-name="T22">System.Dynamic.DynamicObject </text:span><text:span text:style-name="T83">ist der Basis für alle D</text:span><text:span text:style-name="T47">ynami</text:span><text:span text:style-name="T83">sche O</text:span><text:span text:style-name="T47">bje</text:span><text:span text:style-name="T83">k</text:span><text:span text:style-name="T47">t</text:span><text:span text:style-name="T83">e</text:span><text:span text:style-name="T22">. </text:span><text:span text:style-name="T83">Ein </text:span><text:span text:style-name="T22">DynamicObject </text:span><text:span text:style-name="T83">belichtet seine Members am Laufzeit via Drei Methoden</text:span><text:span text:style-name="T22"> </text:span><text:span text:style-name="T83">dass man </text:span><text:span text:style-name="T97">überschreiben</text:span><text:span text:style-name="T83"> kann</text:span><text:span text:style-name="T22">:</text:span></text:p>
      <text:list xml:id="list2694040851291923350" text:style-name="L1">
        <text:list-item>
          <text:p text:style-name="P86"><text:span text:style-name="T23">TrySetMe</text:span><text:span text:style-name="T24">mber</text:span></text:p>
        </text:list-item>
        <text:list-item>
          <text:p text:style-name="P87">TryGetMember</text:p>
        </text:list-item>
        <text:list-item>
          <text:p text:style-name="P87">TryInvokeMember</text:p>
        </text:list-item>
      </text:list>
      <text:p text:style-name="P77"><text:span text:style-name="T83"/></text:p>
      <text:p text:style-name="P78"><text:span text:style-name="T83">Diese </text:span><text:span text:style-name="T97">Methoden</text:span><text:span text:style-name="T83"> </text:span><text:span text:style-name="T97">z</text:span><text:span text:style-name="T83">u kombinieren in ein Schlaue Art-und-weise ist das Schlüssel </text:span><text:span text:style-name="T97">für </text:span><text:span text:style-name="T83">diese </text:span><text:span text:style-name="T97">Dynamische-Verwendung</text:span>.</text:p>
      <text:p text:style-name="P63">ExpandoObject</text:p>
      <text:p text:style-name="P7"><text:span text:style-name="T83">Das</text:span> System.Dynamic.ExpandoObject <text:span text:style-name="T84">ist ein O</text:span>bje<text:span text:style-name="T84">k</text:span>t <text:span text:style-name="T84">welche Members am Laufzeit dynamisch hinzugefügt und entfernt werden können.</text:span></text:p>
      <text:p text:style-name="P17"><text:soft-page-break/></text:p>
      <text:p text:style-name="P18"><text:span text:style-name="T97">Zum </text:span><text:span text:style-name="T84">Beispiel</text:span>:</text:p>
      <text:p text:style-name="P8"/>
      <text:p text:style-name="P4"><text:bookmark-start text:name="__DdeLink__2453_878233307"/>dynamic myExpando = new ExpandoObject();</text:p>
      <text:p text:style-name="P4">myExpando.number = 10; //<text:span text:style-name="T84">Eigenschaft hinzufügen</text:span></text:p>
      <text:p text:style-name="P5">myExpando.Increment = (Action)(() =&gt; <text:tab/>{ myExpando.number++; }); //<text:span text:style-name="T84">Methode hinzufügen</text:span></text:p>
      <text:p text:style-name="P3"><text:span text:style-name="T22">Console.WriteLine(</text:span><text:span text:style-name="T34">myExpando</text:span><text:span text:style-name="T22">.number); //10</text:span></text:p>
      <text:p text:style-name="P4">sampleObject.Increment(); //<text:span text:style-name="T84">Methoden Aufruf</text:span></text:p>
      <text:p text:style-name="P3"><text:span text:style-name="T22">Console.WriteLine(</text:span><text:span text:style-name="T34">myExpando</text:span><text:span text:style-name="T22">.number); //</text:span><text:span text:style-name="T84">1</text:span><text:span text:style-name="T22">1</text:span><text:bookmark-end text:name="__DdeLink__2453_878233307"/></text:p>
      <text:p text:style-name="P19"/>
      <text:p text:style-name="P24"><text:span text:style-name="T85">A</text:span><text:span text:style-name="T84">nstatt '</text:span><text:span text:style-name="T47">Number</text:span><text:span text:style-name="T84">'</text:span><text:span text:style-name="T47"> o</text:span><text:span text:style-name="T84">de</text:span><text:span text:style-name="T47">r </text:span><text:span text:style-name="T84">'</text:span><text:span text:style-name="T47">Increment</text:span><text:span text:style-name="T84">' hätte ich alles mögliches schreiben können</text:span><text:span text:style-name="T47">. </text:span><text:span text:style-name="T84">Diese Eigenschaften und Methoden existiert nicht und werden am Laufzeit hinzugefügt. </text:span><text:span text:style-name="T11">Innerlich verwendet das </text:span><text:span text:style-name="T48">Expando </text:span><text:span text:style-name="T51">ein </text:span><text:span text:style-name="T52">A</text:span><text:span text:style-name="T51">rt D</text:span><text:span text:style-name="T48">ictionary </text:span><text:span text:style-name="T51">um diese Dynamische Eigenschaften zu speichern</text:span><text:span text:style-name="T48">. </text:span><text:span text:style-name="T51">Der Dictionary hat Eigenschaft</text:span><text:span text:style-name="T52">en</text:span><text:span text:style-name="T51"> Namen als Schlüssel und die Werte können direkt </text:span><text:span text:style-name="T50">via </text:span><text:span text:style-name="T52">der</text:span><text:span text:style-name="T50"> </text:span><text:span text:style-name="T53">„object.&lt;key&gt;“</text:span><text:span text:style-name="T50"> </text:span><text:span text:style-name="T51">S</text:span><text:span text:style-name="T50">yntax </text:span><text:span text:style-name="T51">aufgerufen werden</text:span><text:span text:style-name="T50">.</text:span></text:p>
      <text:p text:style-name="P16"/>
      <text:p text:style-name="P73"><text:span text:style-name="T85">Der </text:span><text:span text:style-name="T22">ASP.NET MVC </text:span><text:span text:style-name="T85">V</text:span><text:span text:style-name="T22">iewBag </text:span><text:span text:style-name="T85">ist sehr Ähnlich wie ein ExpandoObject und für die meistens Entwicklern ist das ExpandoObject ein einfaches Eigenschaft-Sack. Auf ihre Blog </text:span><text:span text:style-name="T31">[1</text:span><text:span text:style-name="T33">0</text:span><text:span text:style-name="T31">]</text:span><text:span text:style-name="T85"> hat </text:span><text:span text:style-name="T22">Alexandra Rusina </text:span><text:span text:style-name="T97">aber </text:span><text:span text:style-name="T85">ein anderes Verwendung von </text:span><text:span text:style-name="T35"><text:s/></text:span><text:span text:style-name="T36">ExpandoObjects </text:span><text:span text:style-name="T39">dargestellt: XML Strukturen </text:span><text:span text:style-name="T42">B</text:span><text:span text:style-name="T39">ehandlung.</text:span><text:span text:style-name="T40"> </text:span><text:span text:style-name="T39">Anhand von ExpandoObjects kann man hierarchische Strukturen bauen die sich danach einfacher </text:span><text:span text:style-name="T42">als </text:span><text:span text:style-name="T39">X</text:span><text:span text:style-name="T42">E</text:span><text:span text:style-name="T39">lements behandeln lassen. </text:span><text:span text:style-name="T41">Der Konvertierung von und zu XML muss aber leider per Hand gemacht werden.</text:span></text:p>
      <text:p text:style-name="P36"/>
      <text:p text:style-name="P48"><text:span text:style-name="T86">Um noch weiter zu gehen, implementiert </text:span><text:span text:style-name="T22">ExpandoObject</text:span><text:span text:style-name="T86">s der </text:span><text:span text:style-name="T65">INotifyPropertyChanged</text:span><text:span text:style-name="T22"> </text:span><text:span text:style-name="T86">Schnittstelle und kann sogar </text:span><text:span text:style-name="T97">Ereignisse</text:span><text:span text:style-name="T86"> als Eigenschaften speichern.</text:span><text:span text:style-name="T22"> </text:span><text:span text:style-name="T86">Damit können </text:span><text:span text:style-name="T97">ExpandoObjects</text:span><text:span text:style-name="T86"> beobachtet werden und in DataBinding Szenarien verwendet werden ; dies ist ungefähr war </text:span><text:span text:style-name="T66">NancyFx </text:span><text:span text:style-name="T86">tut</text:span><text:span text:style-name="T54">.</text:span></text:p>
      <text:p text:style-name="P63">ElasticObject</text:p>
      <text:p text:style-name="P84"><text:span text:style-name="T12">Das</text:span><text:span text:style-name="T4"> ElasticObject </text:span><text:span text:style-name="T16">[</text:span><text:span text:style-name="T19">1</text:span><text:span text:style-name="T20">1</text:span><text:span text:style-name="T16">]</text:span><text:span text:style-name="T4">, </text:span><text:span text:style-name="T5">i</text:span><text:span text:style-name="T4">s</text:span><text:span text:style-name="T12">t ein</text:span><text:span text:style-name="T7"> </text:span><text:span text:style-name="T6">OpenSource </text:span><text:span text:style-name="T12">Cousin</text:span><text:span text:style-name="T4"> </text:span><text:span text:style-name="T12">das</text:span><text:span text:style-name="T4"> ExpandoObject.</text:span><text:span text:style-name="T6"> </text:span><text:span text:style-name="T15">Es</text:span><text:span text:style-name="T13"> versucht Arbeit mit Tiefe Objekt Graphen zu erleichtern. </text:span><text:span text:style-name="T87">Es bringt Interessante Erweiterungen an das </text:span><text:span text:style-name="T97">ExpandoObject und ist tatsächlich in manche Fälle sehr Sinnvoll. Meine Meinung nach ist es sonst </text:span><text:span text:style-name="T87">leider schöner auf dem Papier als in der Realität klingen. </text:span><text:span text:style-name="T97">Ich werde also jetzt nicht weiter drüber reden.</text:span></text:p>
      <text:p text:style-name="P81"><text:span text:style-name="T97"/></text:p>
      <text:p text:style-name="P85"><text:soft-page-break/>Gemini</text:p>
      <text:p text:style-name="P82">Oak is<text:span text:style-name="T89">t </text:span><text:span text:style-name="T99">ein</text:span><text:span text:style-name="T89"> O</text:span>pen<text:span text:style-name="T89">S</text:span>ource <text:span text:style-name="T89">und versucht das Entwicklungsprozess von</text:span> <text:span text:style-name="T89">'</text:span>Single Page Application<text:span text:style-name="T89">s' mit .NET</text:span> <text:span text:style-name="T89">zu Ändern. Es </text:span><text:span text:style-name="T99">versucht</text:span><text:span text:style-name="T89"> C# und </text:span>Javascript <text:span text:style-name="T99">besser zu kombinieren </text:span><text:span text:style-name="T89">und bringt Rails ähnliche Konstrukte und Tools mit</text:span>.</text:p>
      <text:p text:style-name="P80"/>
      <text:p text:style-name="P80"><text:span text:style-name="T89">Unter anderem Oak verwendet sehr stark ein so genannte 'Gemini' </text:span><text:span text:style-name="T99">Komponente.</text:span> <text:span text:style-name="T89">An einen Gemini Objekt können Eigenschaften und Methoden hinzugefügt werden und es </text:span><text:span text:style-name="T99">unterstützt</text:span><text:span text:style-name="T89"> Selbstbeobachtung.</text:span></text:p>
      <text:p text:style-name="P80"/>
      <text:p text:style-name="P75">dynamic gemini = new Gemini(new { FirstName = "Jane", LastName = "Doe" });</text:p>
      <text:p text:style-name="P75">gemini.MiddleInitial = "J";</text:p>
      <text:p text:style-name="P75"/>
      <text:p text:style-name="P75">gemini.RespondsTo("FirstName"); //this would return true</text:p>
      <text:p text:style-name="P75">gemini.RespondsTo("IDontExist"); //this would return false</text:p>
      <text:p text:style-name="P75"/>
      <text:p text:style-name="P75">gemini.SayHello = new DynamicFunction(() =&gt; "Hello");</text:p>
      <text:p text:style-name="P75">gemini.SayHello(); //calling method</text:p>
      <text:p text:style-name="P75"/>
      <text:p text:style-name="P75">IDictionary&lt;string, object&gt; members = gemini.Hash(); //Get the members of the object</text:p>
      <text:p text:style-name="P75">IEnumerable&lt;string, object&gt; methods = gemini.Delegates(); //Get the Methods of the object</text:p>
      <text:p text:style-name="P82"/>
      <text:p text:style-name="P74"><text:span text:style-name="T97">Oak verwendet </text:span><text:span text:style-name="T99">meistens </text:span><text:span text:style-name="T97">Gemini Objekte </text:span><text:span text:style-name="T99">intern </text:span><text:span text:style-name="T97">für Model-Binding, Daten hin &amp; zurück vom Views zu reichen, aber auch als Schlüsselkomponent um Datenbanken anzusprechen, JSON Konvertierungen zu leisten usw.</text:span></text:p>
      <text:p text:style-name="P31"><text:span text:style-name="T67">N</text:span><text:span text:style-name="T22">ancyFx</text:span></text:p>
      <text:p text:style-name="P12">Nancy is<text:span text:style-name="T88">t ein </text:span><text:span text:style-name="T100">OpenSource </text:span><text:span text:style-name="T88">Web </text:span>Micro<text:span text:style-name="T97">F</text:span>ramework.<text:span text:style-name="T88"> Es erlaube ein Leichtgewichtiges und </text:span><text:span text:style-name="T97">Zeremonie-loses</text:span><text:span text:style-name="T88"> Art-und-weise Webseiten zu anbieten. Gegensätzlich zu </text:span>ASP.NET MVC <text:span text:style-name="T88">enthält </text:span>Nancy <text:span text:style-name="T88">nur die Nötige Kern Funktionalitäten Out-of-the-box und muss für der Rest einfach erweitert werden</text:span>.</text:p>
      <text:p text:style-name="P19"/>
      <text:p text:style-name="P39"><text:span text:style-name="T68">Nancy </text:span><text:span text:style-name="T88">verwendet D</text:span><text:span text:style-name="T68">ynami</text:span><text:span text:style-name="T88">sche Objekte für sein Data</text:span><text:span text:style-name="T98">B</text:span><text:span text:style-name="T88">inding. Wenn man eine 'R</text:span>oute<text:span text:style-name="T88">' definiert, versucht </text:span>Nancy <text:span text:style-name="T88">dafür Parameters zu schnappen und bietet diese </text:span><text:soft-page-break/><text:span text:style-name="T88">in ein </text:span><text:span text:style-name="T68">Expando</text:span><text:span text:style-name="T98">Object </text:span><text:span text:style-name="T88">Ähnliches O</text:span>bje<text:span text:style-name="T88">k</text:span>t. <text:span text:style-name="T88">Zum Beispiel wird die Folgende Route mit ein </text:span>HTTP-GET Request <text:span text:style-name="T88">auf </text:span>"/hello/bob" <text:span text:style-name="T88">oder </text:span>"/hello/nancy" URIs <text:span text:style-name="T88">aktiviert</text:span>. Nancy <text:span text:style-name="T88">empfangt dann </text:span>"bob" <text:span text:style-name="T88">oder </text:span>"nancy" <text:span text:style-name="T88">und verpackt es in der D</text:span>ynami<text:span text:style-name="T88">sche</text:span><text:span text:style-name="T98">s</text:span><text:span text:style-name="T88"> D</text:span>ictionary <text:span text:style-name="T88">'</text:span>parameters<text:span text:style-name="T88">'</text:span>.</text:p>
      <text:p text:style-name="P8"/>
      <text:p text:style-name="P4">Get["/hello/{name}"] = parameters =&gt; {</text:p>
      <text:p text:style-name="P4"><text:s text:c="4"/>return "Hello " + parameters.name;</text:p>
      <text:p text:style-name="P4">};</text:p>
      <text:p text:style-name="P8"/>
      <text:p text:style-name="P54"><text:span text:style-name="T88">Nancy kann unterschiedliche Parameters fangen: </text:span><text:span text:style-name="T98">Q</text:span><text:span text:style-name="T22">uery</text:span><text:span text:style-name="T98">S</text:span><text:span text:style-name="T22">tring, </text:span><text:span text:style-name="T98">C</text:span><text:span text:style-name="T22">aptured</text:span><text:span text:style-name="T98">P</text:span><text:span text:style-name="T22">arameters </text:span><text:span text:style-name="T98">und direkt in der B</text:span><text:span text:style-name="T22">ody </text:span><text:span text:style-name="T88">der Request. Alle diese </text:span><text:span text:style-name="T98">Parameters </text:span><text:span text:style-name="T88">in ein Dictionary zu packen ist eine schlaue Idee. Es ist sehr einfach für der Anwender und auch einfacher für der Framework selbst. </text:span><text:span text:style-name="T98">Allerdings, wenn e</text:span><text:span text:style-name="T88">s da sehr einfach zu wissen </text:span><text:span text:style-name="T98">ist </text:span><text:span text:style-name="T88">dass 'parameter.name' ein Wert haben wird, </text:span><text:span text:style-name="T98">e</text:span><text:span text:style-name="T88">s ist aber weniger einfach zu wissen dass 'parameters.option' existiert wenn </text:span><text:span text:style-name="T22">"/hello/nancy?option=default" </text:span><text:span text:style-name="T88">aufgerufen wird. Da </text:span><text:span text:style-name="T98">sinkt</text:span><text:span text:style-name="T88"> d</text:span><text:span text:style-name="T98">ie </text:span><text:span text:style-name="T88">Entdeckbarkeit </text:span><text:span text:style-name="T98">ein bisschen</text:span><text:span text:style-name="T88">.</text:span></text:p>
      <text:p text:style-name="P19"/>
      <text:p text:style-name="Standard">Nancy<text:span text:style-name="T22"> </text:span><text:span text:style-name="T88">verwendet auch D</text:span><text:span text:style-name="T22">ynami</text:span><text:span text:style-name="T88">sche Objekte in das Ergebnisse von den Routen. </text:span><text:span text:style-name="T98">Laut der Theorie kann Nancy mit jede Objekt Typ leben</text:span><text:span text:style-name="T22">. </text:span><text:span text:style-name="T69">Nancy </text:span><text:span text:style-name="T88">verwendet ein A</text:span><text:span text:style-name="T69">dapter </text:span><text:span text:style-name="T88">Muster um die zurückgegebene Objekte zu behandeln. </text:span><text:span text:style-name="T98">Falls das Objekt ein Bekanntes Typ hat wird es </text:span><text:span text:style-name="T88">an ein</text:span><text:span text:style-name="T98">en</text:span><text:span text:style-name="T88"> </text:span><text:span text:style-name="T98">Spezialisiertes</text:span><text:span text:style-name="T88"> Modul weitergegeben, </text:span><text:span text:style-name="T98">sonst wird es als dynamisches Objekt verpackt und an der View weitergereicht.</text:span><text:span text:style-name="T88"> Dieses '</text:span><text:span text:style-name="T69">dynamic</text:span><text:span text:style-name="T88">' </text:span><text:span text:style-name="T98">Verwendung</text:span><text:span text:style-name="T88"> ist einfacher für der Framework. </text:span><text:span text:style-name="T98">W</text:span><text:span text:style-name="T88">eniger Interfaces werden benötigt und beliebige Adapters können nachgeliefert werden. So bleibt der Flexibilität so hoch wie es geht... mit alle Nachteile dass man </text:span><text:span text:style-name="T98">da sich ausd</text:span><text:span text:style-name="T88">enken kann wenn irgendwas </text:span><text:span text:style-name="T98">doch </text:span><text:span text:style-name="T88">schief gehen sollte.</text:span></text:p>
      <text:p text:style-name="P30">Simple.Data</text:p>
      <text:p text:style-name="P83">Simple.Data <text:span text:style-name="T90">geht noch ein schritt weiter. Anhand eine</text:span><text:span text:style-name="T101">n </text:span><text:span text:style-name="T90">massives Verbrauch von der '</text:span>TryGetMember<text:span text:style-name="T90">'</text:span> <text:span text:style-name="T90">Methode</text:span>, <text:span text:style-name="T90">es erlaubt die Spontan-Definition von Query Ähnliche Strukturen um </text:span><text:span text:style-name="T101">Daten</text:span><text:span text:style-name="T90">banken zu manipulieren. Der Syntax ist dann viel näher an eine Menschliche-Sprache und lässt sich viel besser bearbeiten</text:span>. <text:span text:style-name="T101">Im</text:span><text:span text:style-name="T90"> Folgende</text:span><text:span text:style-name="T101">m</text:span><text:span text:style-name="T90"> Beispiel ist '</text:span><text:span text:style-name="T70">database</text:span><text:span text:style-name="T90">' ein D</text:span><text:span text:style-name="T70">ynami</text:span><text:span text:style-name="T90">sches Objekt:</text:span></text:p>
      <text:p text:style-name="P21"/>
      <text:p text:style-name="P25">database.Customers.FindAllByCustomerId(3);</text:p>
      <text:p text:style-name="P26"/>
      <text:p text:style-name="P26"><text:soft-page-break/>//The produced query: SELECT * FROM Customers WHERE CustomerId = 3</text:p>
      <text:p text:style-name="P10"/>
      <text:p text:style-name="P21"><text:span text:style-name="T91">Der Eckstein </text:span><text:span text:style-name="T101">von</text:span><text:span text:style-name="T91"> Simple.Data ist dieses Schlaues </text:span><text:span text:style-name="T101">Kapselung</text:span><text:span text:style-name="T91"> von O</text:span>bje<text:span text:style-name="T91">kte</text:span>, <text:span text:style-name="T91">K</text:span>ommand<text:span text:style-name="T91">os</text:span> <text:span text:style-name="T91">u</text:span>nd <text:span text:style-name="T91">D</text:span>at<text:span text:style-name="T91">en </text:span>in <text:span text:style-name="T91">eine sehr lesbare Form</text:span>.</text:p>
      <text:p text:style-name="P10"/>
      <text:p text:style-name="P37"><text:span text:style-name="T91">Die meisten Klassen in </text:span>Simple.Data <text:span text:style-name="T91">erben von </text:span>DynamicObject <text:span text:style-name="T91">un</text:span>d <text:span text:style-name="T91">verwenden 'R</text:span>egexes<text:span text:style-name="T91">'</text:span> <text:span text:style-name="T91">um die Members zu parsen, e.g. die verschiedene Blöcke in '</text:span>TryGetMember<text:span text:style-name="T91">' zu identifizieren.</text:span> </text:p>
      <text:p text:style-name="P37"/>
      <text:p text:style-name="P49"><text:span text:style-name="T91">Dieses </text:span><text:span text:style-name="T101">Verwendung</text:span><text:span text:style-name="T91"> von 'dynamics' erlaubt eine Fle</text:span><text:span text:style-name="T70">xible </text:span><text:span text:style-name="T91">Verkettung von Datenbank </text:span><text:span text:style-name="T101">orientierte -konzepte.</text:span><text:span text:style-name="T91"> Weil der Set an mögliche Kommandos</text:span><text:span text:style-name="T70"> </text:span><text:span text:style-name="T91">relativ gering ist </text:span><text:span text:style-name="T22">(Find, FindAllByXXX, OrderByXXX, Select, WithXXX, Where etc.) </text:span><text:span text:style-name="T91">bleibt die Entdeckbarkeit hoch.</text:span></text:p>
      <text:p text:style-name="P32">Fazit</text:p>
      <text:p text:style-name="P11"><text:span text:style-name="T92">In dieses Artikel haben wir durchgeblickt verschiedene Konzepte und Verwendungen der 'dynamic' Schlüsselwort. Von der</text:span><text:span text:style-name="T72"> DynamicDictionary </text:span><text:span text:style-name="T92">zum</text:span><text:span text:style-name="T72"> ExpandoObject, </text:span><text:span text:style-name="T101">ElasticObject</text:span><text:span text:style-name="T72"> </text:span><text:span text:style-name="T92">u</text:span><text:span text:style-name="T72">nd GeminiObject via </text:span><text:span text:style-name="T92">dessen Benutzung </text:span><text:span text:style-name="T72">i</text:span><text:span text:style-name="T92">m</text:span><text:span text:style-name="T72"> XML </text:span><text:span text:style-name="T92">Behandlung und den Frameworks</text:span><text:span text:style-name="T72"> NancyFx, Oak </text:span><text:span text:style-name="T92">u</text:span><text:span text:style-name="T72">nd Simple.Data.</text:span></text:p>
      <text:p text:style-name="P27"/>
      <text:p text:style-name="P23"><text:span text:style-name="T92">Neben der gedankliches Spiel ist der API Aufbau das interessantes Teil von den 'dynamic' </text:span><text:span text:style-name="T101">Verwendung.</text:span><text:span text:style-name="T92"> Welche Tools wollen wir unsere Kunden </text:span><text:span text:style-name="T71">(e.g. </text:span><text:span text:style-name="T92">Entwicklern</text:span><text:span text:style-name="T71">) </text:span><text:span text:style-name="T92">zukommen lassen</text:span><text:span text:style-name="T71">? W</text:span><text:span text:style-name="T92">elche Sprache sollten sie sprechen? Etwas einfach für mich? Oder eher einfach für denen? Dynamisch Konstrukte können da sehr gut helfen und ich wette es werden noch andere gute Beispiele in der Zukunft geben</text:span><text:span text:style-name="T71">.</text:span></text:p>
      <text:p text:style-name="P13"/>
      <text:p text:style-name="P76">Diese waren die <text:span text:style-name="T101">'</text:span>Dynamics in Freie Wildbahn<text:span text:style-name="T101">'</text:span> Beispiele die mir bekannt sind. Falls ihr andere Exemplare kennt würde ich mich sehr freuen darüber zu hören. Falls nicht für mich, <text:span text:style-name="T101">tun</text:span> sie es für die <text:span text:style-name="T101">Kätzchen</text:span>!</text:p>
      <text:p text:style-name="Referenzen">Referenzen</text:p>
      <text:p text:style-name="P70"><text:span text:style-name="T21">[1] </text:span><text:a xlink:type="simple" xlink:href="http://www.hanselman.com/blog/C4AndTheDynamicKeywordWhirlwindTourAroundNET4AndVisualStudio2010Beta1.aspx"><text:span text:style-name="T21">http://www.hanselman.com/blog/C4AndTheDynamicKeywordWhirlwindTourAroundNET4AndVisualStudio2010Beta1.aspx</text:span></text:a></text:p>
      <text:p text:style-name="P66">[2] <text:a xlink:type="simple" xlink:href="http://de.wikipedia.org/wiki/Duck_Typing">http://de.wikipedia.org/wiki/Duck_Typing</text:a></text:p>
      <text:p text:style-name="P67">[3] <text:a xlink:type="simple" xlink:href="http://en.wikipedia.org/wiki/Intelli-sense">http://en.wikipedia.org/wiki/Intelli-sense</text:a></text:p>
      <text:p text:style-name="P67">[4] <text:a xlink:type="simple" xlink:href="http://ironpython.net/">http://ironpython.net/</text:a></text:p>
      <text:p text:style-name="P68"><text:span text:style-name="T73">[5] </text:span><text:a xlink:type="simple" xlink:href="http://www.ironruby.net/"><text:span text:style-name="T73">http://www.ironruby.net/</text:span></text:a></text:p>
      <text:p text:style-name="P68"><text:span text:style-name="T73">[</text:span><text:span text:style-name="T102">6</text:span><text:span text:style-name="T73">] </text:span><text:a xlink:type="simple" xlink:href="http://www.asp.net/mvc"><text:span text:style-name="T73">http://www.asp.net/mvc</text:span></text:a></text:p>
      <text:p text:style-name="P68"><text:soft-page-break/><text:span text:style-name="T73">[</text:span><text:span text:style-name="T102">7</text:span><text:span text:style-name="T73">] </text:span><text:a xlink:type="simple" xlink:href="http://nancyfx.org/"><text:span text:style-name="T73">http://nancyfx.org/</text:span></text:a></text:p>
      <text:p text:style-name="P68"><text:span text:style-name="T73">[</text:span><text:span text:style-name="T102">8</text:span><text:span text:style-name="T73">] </text:span><text:a xlink:type="simple" xlink:href="https://github.com/markrendle/Simple.Data"><text:span text:style-name="T73">https://github.com/markrendle/Simple.Data</text:span></text:a></text:p>
      <text:p text:style-name="P68"><text:span text:style-name="T73">[</text:span><text:span text:style-name="T102">0</text:span><text:span text:style-name="T73">] </text:span><text:a xlink:type="simple" xlink:href="http://amirrajan.github.io/Oak/"><text:span text:style-name="T73">http://amirrajan.github.io/Oak/</text:span></text:a></text:p>
      <text:p text:style-name="P68"><text:span text:style-name="T73">[1</text:span><text:span text:style-name="T102">0</text:span><text:span text:style-name="T73">] </text:span><text:a xlink:type="simple" xlink:href="http://blogs.msdn.com/b/csharpfaq/archive/2009/10/01/dynamic-in-c-4-0-introducing-the-expandoobject.aspx"><text:span text:style-name="T73">http://blogs.msdn.com/b/csharpfaq/archive/2009/10/01/dynamic-in-c-4-0-introducing-the-expandoobject.aspx</text:span></text:a></text:p>
      <text:p text:style-name="P69"><text:span text:style-name="T74">[1</text:span><text:span text:style-name="T75">1</text:span><text:span text:style-name="T74">] </text:span><text:a xlink:type="simple" xlink:href="http://elasticobject.codeplex.com/"><text:span text:style-name="T74">http://elasticobject.codepl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26</meta:editing-cycles>
    <meta:editing-duration>PT10H12M42S</meta:editing-duration>
    <dc:date>2013-07-10T15:55:40.88</dc:date>
    <dc:creator>Tim Bourguignon</dc:creator>
    <meta:document-statistic meta:table-count="0" meta:image-count="0" meta:object-count="0" meta:page-count="17" meta:paragraph-count="112" meta:word-count="1860" meta:character-count="13547" meta:non-whitespace-character-count="11782"/>
    <meta:user-defined meta:name="Info 1"/>
    <meta:user-defined meta:name="Info 2"/>
    <meta:user-defined meta:name="Info 3"/>
    <meta:user-defined meta:name="Info 4"/>
  </office:meta>
</office:document-meta>
</file>